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0.5pt" style:font-size-asian="10.5pt" style:font-size-complex="10.5pt"/>
    </style:style>
    <style:style style:name="P2" style:family="paragraph" style:parent-style-name="Standard" style:list-style-name="L1">
      <style:paragraph-properties fo:line-height="150%"/>
      <style:text-properties style:font-name="Arial" fo:font-size="10.5pt" style:font-size-asian="10.5pt" style:font-size-complex="10.5pt"/>
    </style:style>
    <style:style style:name="P3" style:family="paragraph" style:parent-style-name="Standard" style:list-style-name="L2">
      <style:paragraph-properties fo:line-height="150%"/>
      <style:text-properties style:font-name="Arial" fo:font-size="10.5pt" style:font-size-asian="10.5pt" style:font-size-complex="10.5pt"/>
    </style:style>
    <style:style style:name="P4" style:family="paragraph" style:parent-style-name="Heading_20_1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zept Quark-Öl-Dattel-Kuchen</text:h>
      <text:p text:style-name="P1"/>
      <text:p text:style-name="P1">Zutaten:</text:p>
      <text:p text:style-name="P1"/>
      <text:list xml:id="list1493705754" text:style-name="L1">
        <text:list-item>
          <text:p text:style-name="P2">225g <text:tab/><text:tab/><text:tab/>Datteln</text:p>
        </text:list-item>
        <text:list-item>
          <text:p text:style-name="P2">Saft einer Orange</text:p>
        </text:list-item>
        <text:list-item>
          <text:p text:style-name="P2">350g <text:tab/><text:tab/><text:tab/>Mehl</text:p>
        </text:list-item>
        <text:list-item>
          <text:p text:style-name="P2">1,5 Packungen <text:tab/>Backpulver</text:p>
        </text:list-item>
        <text:list-item>
          <text:p text:style-name="P2">1 Prise <text:tab/><text:tab/>Salz</text:p>
        </text:list-item>
        <text:list-item>
          <text:p text:style-name="P2">75g <text:tab/><text:tab/><text:tab/>Zucker</text:p>
        </text:list-item>
        <text:list-item>
          <text:p text:style-name="P2">1 Packung <text:tab/><text:tab/>Vanillezucker</text:p>
        </text:list-item>
        <text:list-item>
          <text:p text:style-name="P2">150g <text:tab/><text:tab/><text:tab/>Quark</text:p>
        </text:list-item>
        <text:list-item>
          <text:p text:style-name="P2">200ml <text:tab/><text:tab/><text:tab/>Milch</text:p>
        </text:list-item>
        <text:list-item>
          <text:p text:style-name="P2">100ml <text:tab/><text:tab/><text:tab/>Öl</text:p>
        </text:list-item>
      </text:list>
      <text:p text:style-name="P1"/>
      <text:list xml:id="list1642900564" text:style-name="L2">
        <text:list-item>
          <text:p text:style-name="P3">Datteln entsteinen</text:p>
        </text:list-item>
        <text:list-item>
          <text:p text:style-name="P3">Datteln grob hacken</text:p>
        </text:list-item>
        <text:list-item>
          <text:p text:style-name="P3">Datteln und Orangensaft vermischen</text:p>
        </text:list-item>
        <text:list-item>
          <text:p text:style-name="P3">Mehl, Salz, Backpulver dazugeben</text:p>
        </text:list-item>
        <text:list-item>
          <text:p text:style-name="P3">Zucker, Vanillezucker dazugeben</text:p>
        </text:list-item>
        <text:list-item>
          <text:p text:style-name="P3">Quark, Milch und Öl dazugeben</text:p>
        </text:list-item>
        <text:list-item>
          <text:p text:style-name="P3">Alle Zutaten gut vermischen</text:p>
        </text:list-item>
        <text:list-item>
          <text:p text:style-name="P3">50 bis 60 Minuten bei 180° (Heißluft) back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Tobias Schulz</meta:initial-creator>
    <meta:creation-date>2009-01-05T21:43:44</meta:creation-date>
    <dc:creator>Tobias Schulz</dc:creator>
    <dc:date>2009-01-06T09:25:59</dc:date>
    <meta:editing-cycles>15</meta:editing-cycles>
    <meta:editing-duration>PT10M22S</meta:editing-duration>
    <meta:document-statistic meta:character-count="430" meta:image-count="0" meta:object-count="0" meta:page-count="1" meta:paragraph-count="20" meta:table-count="0" meta:word-count="63"/>
    <meta:user-defined meta:name="Info 1"/>
    <meta:user-defined meta:name="Info 2"/>
    <meta:user-defined meta:name="Info 3"/>
    <meta:user-defined meta:name="Info 4"/>
  </office:meta>
</office:document-meta>
</file>